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1">
            <text:p>1</text:p>
          </table:table-cell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Vanessa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/>
          <table:table-cell table:style-name="ce6" office:value-type="string">
            <text:p>tant qu'à mettre origine := '' ne mettez rien</text:p>
          </table:table-cell>
          <table:table-cell table:style-name="ce6"/>
          <table:table-cell table:style-name="ce10"/>
        </table:table-row>
        <table:table-row table:style-name="ro4">
          <table:table-cell table:style-name="ce3"/>
          <table:table-cell table:style-name="ce7" office:value-type="string">
            <text:p>mess:='Le serveur est connecte au port par defaut (80)'; Laissez le Serveur consigner cela.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case 1</text:p>
          </table:table-cell>
          <table:table-cell table:style-name="ce7" office:value-type="string">
            <text:p>paramStr(1) = '80' C'est bien trop particulier. 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dans le dernie if, enlevez le &lt;&gt; 80. Il faut aussi mettre des ( )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case 2</text:p>
          </table:table-cell>
          <table:table-cell table:style-name="ce7" office:value-type="string">
            <text:p>premier if, 80 est un cas trop particulier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Le serveur est demarre sur le port '+numeroDuPort+'.'; Laissez le Serveur s'en charger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fileExists('<text:a xlink:href="../../../../../../../c:/'+paramstr(2" xlink:type="simple">c:\'+paramstr(2</text:a>)) Non. On ne prend pas le C: pour acquis</text:p>
          </table:table-cell>
          <table:table-cell table:style-name="ce7"/>
          <table:table-cell table:style-name="ce11"/>
        </table:table-row>
        <table:table-row table:style-name="ro5">
          <table:table-cell table:style-name="ce4"/>
          <table:table-cell table:style-name="ce8" office:value-type="string">
            <text:p>paramStr(2)='<text:a xlink:href="../../../../../../../c:/" xlink:type="simple">c:\</text:a>' Je ne vois pas pourquoi ça serait invalide.</text:p>
          </table:table-cell>
          <table:table-cell table:style-name="ce8"/>
          <table:table-cell table:style-name="ce12"/>
        </table:table-row>
        <table:table-row table:style-name="ro5">
          <table:table-cell/>
          <table:table-cell office:value-type="string">
            <text:p>Vous ne traitez pas les cas où le numéro du port est valide, ni le cas où le répertoire n'existe pas.</text:p>
          </table:table-cell>
          <table:table-cell table:number-columns-repeated="2"/>
        </table:table-row>
        <table:table-row table:style-name="ro5">
          <table:table-cell office:value-type="string">
            <text:p>case 3</text:p>
          </table:table-cell>
          <table:table-cell office:value-type="string">
            <text:p>Et si c'est n'importe quoi d'autre que -W ou -P?</text:p>
          </table:table-cell>
          <table:table-cell table:number-columns-repeated="2"/>
        </table:table-row>
        <table:table-row table:style-name="ro5">
          <table:table-cell office:value-type="string">
            <text:p>case 4</text:p>
          </table:table-cell>
          <table:table-cell office:value-type="string">
            <text:p>Les problèmes deviennent exponentiels.........!</text:p>
          </table:table-cell>
          <table:table-cell table:number-columns-repeated="2"/>
        </table:table-row>
        <table:table-row table:style-name="ro5">
          <table:table-cell office:value-type="string">
            <text:p>ligne 136</text:p>
          </table:table-cell>
          <table:table-cell office:value-type="string">
            <text:p>Consigner l'exception et terminer</text:p>
          </table:table-cell>
          <table:table-cell table:number-columns-repeated="2"/>
        </table:table-row>
        <table:table-row table:style-name="ro5" table:number-rows-repeated="1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2:26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01:40</dc:date>
    <meta:editing-duration>P0D</meta:editing-duration>
    <meta:editing-cycles>2</meta:editing-cycles>
    <meta:generator>LibreOffice/4.0.4.2$Linux_X86_64 LibreOffice_project/400m0$Build-2</meta:generator>
    <meta:document-statistic meta:table-count="3" meta:cell-count="29" meta:object-count="0"/>
  </office:meta>
</office:document-meta>
</file>